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337" table:style-name="ce6">
            <text:p>9,337</text:p>
          </table:table-cell>
          <table:table-cell office:value-type="float" office:value="8437.6661673964209" table:style-name="ce7">
            <text:p>8,437.67</text:p>
          </table:table-cell>
          <table:table-cell office:value-type="float" office:value="17013" table:style-name="ce6">
            <text:p>17,013</text:p>
          </table:table-cell>
          <table:table-cell office:value-type="float" office:value="15848.577304624769" table:style-name="ce7">
            <text:p>15,848.58</text:p>
          </table:table-cell>
          <table:table-cell office:value-type="float" office:value="11053" table:style-name="ce6">
            <text:p>11,053</text:p>
          </table:table-cell>
          <table:table-cell office:value-type="float" office:value="10721.981659908897" table:style-name="ce7">
            <text:p>10,721.98</text:p>
          </table:table-cell>
          <table:table-cell office:value-type="float" office:value="4340" table:style-name="ce6">
            <text:p>4,340</text:p>
          </table:table-cell>
          <table:table-cell office:value-type="float" office:value="4250.0833633644024" table:style-name="ce7">
            <text:p>4,250.08</text:p>
          </table:table-cell>
          <table:table-cell office:value-type="float" office:value="341" table:style-name="ce6">
            <text:p>341</text:p>
          </table:table-cell>
          <table:table-cell office:value-type="float" office:value="336.16756756769996" table:style-name="ce7">
            <text:p>336.17</text:p>
          </table:table-cell>
          <table:table-cell office:value-type="float" office:value="186" table:style-name="ce6">
            <text:p>186</text:p>
          </table:table-cell>
          <table:table-cell office:value-type="float" office:value="180.61113963970001" table:style-name="ce7">
            <text:p>180.61</text:p>
          </table:table-cell>
          <table:table-cell office:value-type="float" office:value="42270" table:style-name="ce8">
            <text:p>42,270</text:p>
          </table:table-cell>
          <table:table-cell office:value-type="float" office:value="39775.087202501891" table:style-name="ce9">
            <text:p>39,775.09</text:p>
          </table:table-cell>
          <table:table-cell office:value-type="float" office:value="4494" table:style-name="ce6">
            <text:p>4,494</text:p>
          </table:table-cell>
          <table:table-cell office:value-type="float" office:value="4333.6742302776984" table:style-name="ce7">
            <text:p>4,333.67</text:p>
          </table:table-cell>
          <table:table-cell office:value-type="float" office:value="870" table:style-name="ce6">
            <text:p>870</text:p>
          </table:table-cell>
          <table:table-cell office:value-type="float" office:value="864.63337777610013" table:style-name="ce7">
            <text:p>864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364" table:style-name="ce8">
            <text:p>5,364</text:p>
          </table:table-cell>
          <table:table-cell office:value-type="float" office:value="5198.3076080537985" table:style-name="ce9">
            <text:p>5,198.31</text:p>
          </table:table-cell>
          <table:table-cell table:style-name="ce7"/>
          <table:table-cell office:value-type="float" office:value="47634" table:style-name="ce8">
            <text:p>47,634</text:p>
          </table:table-cell>
          <table:table-cell office:value-type="float" office:value="44973.394810555692" table:style-name="ce9">
            <text:p>44,973.39</text:p>
          </table:table-cell>
          <table:table-cell office:value-type="currency" office:value="114229910.03999999" table:style-name="ce10">
            <text:p>£114,229,910.04</text:p>
          </table:table-cell>
          <table:table-cell office:value-type="currency" office:value="9734055.1700000055" table:style-name="ce10">
            <text:p>£9,734,055.17</text:p>
          </table:table-cell>
          <table:table-cell office:value-type="currency" office:value="2779240.81" table:style-name="ce10">
            <text:p>£2,779,240.81</text:p>
          </table:table-cell>
          <table:table-cell office:value-type="currency" office:value="2125314.83" table:style-name="ce10">
            <text:p>£2,125,314.83</text:p>
          </table:table-cell>
          <table:table-cell office:value-type="currency" office:value="32030807.119999997" table:style-name="ce10">
            <text:p>£32,030,807.12</text:p>
          </table:table-cell>
          <table:table-cell office:value-type="currency" office:value="12574214.680000002" table:style-name="ce10">
            <text:p>£12,574,214.68</text:p>
          </table:table-cell>
          <table:table-cell office:value-type="currency" office:value="173473542.65000001" table:style-name="ce11">
            <text:p>£173,473,542.65</text:p>
          </table:table-cell>
          <table:table-cell office:value-type="currency" office:value="21554603.119999997" table:style-name="ce10">
            <text:p>£21,554,603.12</text:p>
          </table:table-cell>
          <table:table-cell office:value-type="currency" office:value="15505202.599999867" table:style-name="ce10">
            <text:p>£15,505,202.60</text:p>
          </table:table-cell>
          <table:table-cell office:value-type="currency" office:value="37059805.719999865" table:style-name="ce11">
            <text:p>£37,059,805.72</text:p>
          </table:table-cell>
          <table:table-cell office:value-type="currency" office:value="210533348.36999989" table:style-name="ce12">
            <text:p>£210,533,348.3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6" table:style-name="ce6">
            <text:p>426</text:p>
          </table:table-cell>
          <table:table-cell office:value-type="float" office:value="321.1516216188997" table:style-name="ce7">
            <text:p>321.15</text:p>
          </table:table-cell>
          <table:table-cell office:value-type="float" office:value="307" table:style-name="ce6">
            <text:p>307</text:p>
          </table:table-cell>
          <table:table-cell office:value-type="float" office:value="274.52664864880018" table:style-name="ce7">
            <text:p>274.53</text:p>
          </table:table-cell>
          <table:table-cell office:value-type="float" office:value="432" table:style-name="ce6">
            <text:p>432</text:p>
          </table:table-cell>
          <table:table-cell office:value-type="float" office:value="417.3489189183" table:style-name="ce7">
            <text:p>417.35</text:p>
          </table:table-cell>
          <table:table-cell office:value-type="float" office:value="104" table:style-name="ce6">
            <text:p>104</text:p>
          </table:table-cell>
          <table:table-cell office:value-type="float" office:value="102.3972972972" table:style-name="ce7">
            <text:p>102.4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7" table:style-name="ce6">
            <text:p>7</text:p>
          </table:table-cell>
          <table:table-cell office:value-type="float" office:value="6.4" table:style-name="ce7">
            <text:p>6.40</text:p>
          </table:table-cell>
          <table:table-cell office:value-type="float" office:value="1286" table:style-name="ce8">
            <text:p>1,286</text:p>
          </table:table-cell>
          <table:table-cell office:value-type="float" office:value="1131.8244864832" table:style-name="ce9">
            <text:p>1,131.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7">
            <text:p>12.0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9">
            <text:p>12.00</text:p>
          </table:table-cell>
          <table:table-cell table:style-name="ce7"/>
          <table:table-cell office:value-type="float" office:value="1298" table:style-name="ce8">
            <text:p>1,298</text:p>
          </table:table-cell>
          <table:table-cell office:value-type="float" office:value="1143.8244864832" table:style-name="ce9">
            <text:p>1,143.82</text:p>
          </table:table-cell>
          <table:table-cell office:value-type="currency" office:value="2904504.5700000008" table:style-name="ce10">
            <text:p>£2,904,504.57</text:p>
          </table:table-cell>
          <table:table-cell office:value-type="currency" office:value="25528.730000000003" table:style-name="ce10">
            <text:p>£25,528.73</text:p>
          </table:table-cell>
          <table:table-cell office:value-type="currency" office:value="0" table:style-name="ce10">
            <text:p>£0.00</text:p>
          </table:table-cell>
          <table:table-cell office:value-type="currency" office:value="158115.1" table:style-name="ce10">
            <text:p>£158,115.10</text:p>
          </table:table-cell>
          <table:table-cell office:value-type="currency" office:value="789064.5299999998" table:style-name="ce10">
            <text:p>£789,064.53</text:p>
          </table:table-cell>
          <table:table-cell office:value-type="currency" office:value="303329.40999999992" table:style-name="ce10">
            <text:p>£303,329.41</text:p>
          </table:table-cell>
          <table:table-cell office:value-type="currency" office:value="4180542.3400000008" table:style-name="ce11">
            <text:p>£4,180,542.34</text:p>
          </table:table-cell>
          <table:table-cell office:value-type="currency" office:value="0" table:style-name="ce10">
            <text:p>£0.00</text:p>
          </table:table-cell>
          <table:table-cell office:value-type="currency" office:value="206796.47" table:style-name="ce10">
            <text:p>£206,796.47</text:p>
          </table:table-cell>
          <table:table-cell office:value-type="currency" office:value="206796.47" table:style-name="ce11">
            <text:p>£206,796.47</text:p>
          </table:table-cell>
          <table:table-cell office:value-type="currency" office:value="4387338.8100000005" table:style-name="ce12">
            <text:p>£4,387,338.81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8" table:style-name="ce6">
            <text:p>178</text:p>
          </table:table-cell>
          <table:table-cell office:value-type="float" office:value="172.6" table:style-name="ce7">
            <text:p>172.60</text:p>
          </table:table-cell>
          <table:table-cell office:value-type="float" office:value="416" table:style-name="ce6">
            <text:p>416</text:p>
          </table:table-cell>
          <table:table-cell office:value-type="float" office:value="396.2" table:style-name="ce7">
            <text:p>396.20</text:p>
          </table:table-cell>
          <table:table-cell office:value-type="float" office:value="407" table:style-name="ce6">
            <text:p>407</text:p>
          </table:table-cell>
          <table:table-cell office:value-type="float" office:value="399.8" table:style-name="ce7">
            <text:p>399.80</text:p>
          </table:table-cell>
          <table:table-cell office:value-type="float" office:value="37" table:style-name="ce6">
            <text:p>37</text:p>
          </table:table-cell>
          <table:table-cell office:value-type="float" office:value="36.700000000000003" table:style-name="ce7">
            <text:p>36.7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7">
            <text:p>15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53" table:style-name="ce8">
            <text:p>1,053</text:p>
          </table:table-cell>
          <table:table-cell office:value-type="float" office:value="1020.3" table:style-name="ce9">
            <text:p>1,020.30</text:p>
          </table:table-cell>
          <table:table-cell office:value-type="float" office:value="7" table:style-name="ce6">
            <text:p>7</text:p>
          </table:table-cell>
          <table:table-cell office:value-type="float" office:value="4.5999999999999996" table:style-name="ce7">
            <text:p>4.60</text:p>
          </table:table-cell>
          <table:table-cell office:value-type="float" office:value="2" table:style-name="ce6">
            <text:p>2</text:p>
          </table:table-cell>
          <table:table-cell office:value-type="float" office:value="0.6" table:style-name="ce7">
            <text:p>0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8">
            <text:p>9</text:p>
          </table:table-cell>
          <table:table-cell office:value-type="float" office:value="5.1999999999999993" table:style-name="ce9">
            <text:p>5.20</text:p>
          </table:table-cell>
          <table:table-cell table:style-name="ce7"/>
          <table:table-cell office:value-type="float" office:value="1062" table:style-name="ce8">
            <text:p>1,062</text:p>
          </table:table-cell>
          <table:table-cell office:value-type="float" office:value="1025.5" table:style-name="ce9">
            <text:p>1,025.50</text:p>
          </table:table-cell>
          <table:table-cell office:value-type="currency" office:value="3093690" table:style-name="ce10">
            <text:p>£3,093,690.00</text:p>
          </table:table-cell>
          <table:table-cell office:value-type="currency" office:value="119971" table:style-name="ce10">
            <text:p>£119,971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3397" table:style-name="ce10">
            <text:p>£13,397.00</text:p>
          </table:table-cell>
          <table:table-cell office:value-type="currency" office:value="847927" table:style-name="ce10">
            <text:p>£847,927.00</text:p>
          </table:table-cell>
          <table:table-cell office:value-type="currency" office:value="349634" table:style-name="ce10">
            <text:p>£349,634.00</text:p>
          </table:table-cell>
          <table:table-cell office:value-type="currency" office:value="4424619" table:style-name="ce11">
            <text:p>£4,424,619.00</text:p>
          </table:table-cell>
          <table:table-cell office:value-type="currency" office:value="21022" table:style-name="ce10">
            <text:p>£21,022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022" table:style-name="ce11">
            <text:p>£21,022.00</text:p>
          </table:table-cell>
          <table:table-cell office:value-type="currency" office:value="4445641" table:style-name="ce12">
            <text:p>£4,445,641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7">
            <text:p>37.0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7">
            <text:p>1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8" table:style-name="ce8">
            <text:p>58</text:p>
          </table:table-cell>
          <table:table-cell office:value-type="float" office:value="57.599999999999994" table:style-name="ce9">
            <text:p>57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8" table:style-name="ce8">
            <text:p>58</text:p>
          </table:table-cell>
          <table:table-cell office:value-type="float" office:value="57.599999999999994" table:style-name="ce9">
            <text:p>57.60</text:p>
          </table:table-cell>
          <table:table-cell office:value-type="currency" office:value="182559.52" table:style-name="ce10">
            <text:p>£182,559.5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8337.08" table:style-name="ce10">
            <text:p>£48,337.08</text:p>
          </table:table-cell>
          <table:table-cell office:value-type="currency" office:value="19339.82" table:style-name="ce10">
            <text:p>£19,339.82</text:p>
          </table:table-cell>
          <table:table-cell office:value-type="currency" office:value="250236.41999999998" table:style-name="ce11">
            <text:p>£250,236.4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50236.41999999998" table:style-name="ce12">
            <text:p>£250,236.4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6" table:style-name="ce6">
            <text:p>96</text:p>
          </table:table-cell>
          <table:table-cell office:value-type="float" office:value="91.37" table:style-name="ce7">
            <text:p>91.37</text:p>
          </table:table-cell>
          <table:table-cell office:value-type="float" office:value="116" table:style-name="ce6">
            <text:p>116</text:p>
          </table:table-cell>
          <table:table-cell office:value-type="float" office:value="114.59" table:style-name="ce7">
            <text:p>114.59</text:p>
          </table:table-cell>
          <table:table-cell office:value-type="float" office:value="99" table:style-name="ce6">
            <text:p>99</text:p>
          </table:table-cell>
          <table:table-cell office:value-type="float" office:value="98.23" table:style-name="ce7">
            <text:p>98.23</text:p>
          </table:table-cell>
          <table:table-cell office:value-type="float" office:value="21" table:style-name="ce6">
            <text:p>21</text:p>
          </table:table-cell>
          <table:table-cell office:value-type="float" office:value="20" table:style-name="ce7">
            <text:p>20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7" table:style-name="ce6">
            <text:p>7</text:p>
          </table:table-cell>
          <table:table-cell office:value-type="float" office:value="1.1200000000000001" table:style-name="ce7">
            <text:p>1.12</text:p>
          </table:table-cell>
          <table:table-cell office:value-type="float" office:value="344" table:style-name="ce8">
            <text:p>344</text:p>
          </table:table-cell>
          <table:table-cell office:value-type="float" office:value="330.31" table:style-name="ce9">
            <text:p>330.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9">
            <text:p>8.00</text:p>
          </table:table-cell>
          <table:table-cell table:style-name="ce7"/>
          <table:table-cell office:value-type="float" office:value="352" table:style-name="ce8">
            <text:p>352</text:p>
          </table:table-cell>
          <table:table-cell office:value-type="float" office:value="338.31" table:style-name="ce9">
            <text:p>338.31</text:p>
          </table:table-cell>
          <table:table-cell office:value-type="currency" office:value="1019737.79" table:style-name="ce10">
            <text:p>£1,019,737.79</text:p>
          </table:table-cell>
          <table:table-cell office:value-type="currency" office:value="9241.16" table:style-name="ce10">
            <text:p>£9,241.16</text:p>
          </table:table-cell>
          <table:table-cell office:value-type="currency" office:value="750" table:style-name="ce10">
            <text:p>£750.00</text:p>
          </table:table-cell>
          <table:table-cell office:value-type="currency" office:value="8284.99" table:style-name="ce10">
            <text:p>£8,284.99</text:p>
          </table:table-cell>
          <table:table-cell office:value-type="currency" office:value="252474.73" table:style-name="ce10">
            <text:p>£252,474.73</text:p>
          </table:table-cell>
          <table:table-cell office:value-type="currency" office:value="107388.81" table:style-name="ce10">
            <text:p>£107,388.81</text:p>
          </table:table-cell>
          <table:table-cell office:value-type="currency" office:value="1397877.4800000002" table:style-name="ce11">
            <text:p>£1,397,877.48</text:p>
          </table:table-cell>
          <table:table-cell office:value-type="currency" office:value="0" table:style-name="ce10">
            <text:p>£0.00</text:p>
          </table:table-cell>
          <table:table-cell office:value-type="currency" office:value="127217" table:style-name="ce10">
            <text:p>£127,217.00</text:p>
          </table:table-cell>
          <table:table-cell office:value-type="currency" office:value="127217" table:style-name="ce11">
            <text:p>£127,217.00</text:p>
          </table:table-cell>
          <table:table-cell office:value-type="currency" office:value="1525094.4800000002" table:style-name="ce12">
            <text:p>£1,525,094.4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8" table:style-name="ce6">
            <text:p>8</text:p>
          </table:table-cell>
          <table:table-cell office:value-type="float" office:value="7.2" table:style-name="ce7">
            <text:p>7.20</text:p>
          </table:table-cell>
          <table:table-cell office:value-type="float" office:value="93" table:style-name="ce6">
            <text:p>93</text:p>
          </table:table-cell>
          <table:table-cell office:value-type="float" office:value="90.78" table:style-name="ce7">
            <text:p>90.78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5" table:style-name="ce8">
            <text:p>115</text:p>
          </table:table-cell>
          <table:table-cell office:value-type="float" office:value="111.78" table:style-name="ce9">
            <text:p>111.7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float" office:value="111.78" table:style-name="ce9">
            <text:p>111.78</text:p>
          </table:table-cell>
          <table:table-cell office:value-type="currency" office:value="312079.7" table:style-name="ce10">
            <text:p>£312,079.70</text:p>
          </table:table-cell>
          <table:table-cell office:value-type="currency" office:value="7445.91" table:style-name="ce10">
            <text:p>£7,445.9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79597.910000000033" table:style-name="ce10">
            <text:p>£79,597.91</text:p>
          </table:table-cell>
          <table:table-cell office:value-type="currency" office:value="33220.030000000028" table:style-name="ce10">
            <text:p>£33,220.03</text:p>
          </table:table-cell>
          <table:table-cell office:value-type="currency" office:value="432343.55000000005" table:style-name="ce11">
            <text:p>£432,343.55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32343.55000000005" table:style-name="ce12">
            <text:p>£432,343.55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5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4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ji Mathew John</meta:initial-creator>
    <dc:creator>Mathew John Raji</dc:creator>
    <meta:creation-date>2022-05-25T10:02:41Z</meta:creation-date>
    <dc:date>2023-04-21T11:01:14Z</dc:date>
  </office:meta>
</office:document-meta>
</file>